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0.748cm"/>
    </style:style>
    <style:style style:name="co13" style:family="table-column">
      <style:table-column-properties fo:break-before="auto" style:column-width="0.693cm"/>
    </style:style>
    <style:style style:name="co14" style:family="table-column">
      <style:table-column-properties fo:break-before="auto" style:column-width="16.572cm"/>
    </style:style>
    <style:style style:name="co15" style:family="table-column">
      <style:table-column-properties fo:break-before="auto" style:column-width="10.633cm"/>
    </style:style>
    <style:style style:name="co16" style:family="table-column">
      <style:table-column-properties fo:break-before="auto" style:column-width="11.298cm"/>
    </style:style>
    <style:style style:name="co17" style:family="table-column">
      <style:table-column-properties fo:break-before="auto" style:column-width="7.83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>
            <text:p>obj_n</text:p>
          </table:table-cell>
          <table:table-cell/>
          <table:table-cell office:value-type="string">
            <text:p>name</text:p>
          </table:table-cell>
          <table:table-cell office:value-type="string">
            <text:p>str</text:p>
          </table:table-cell>
          <table:table-cell office:value-type="string">
            <text:p>dex</text:p>
          </table:table-cell>
          <table:table-cell office:value-type="string">
            <text:p>int</text:p>
          </table:table-cell>
          <table:table-cell office:value-type="string">
            <text:p>hp</text:p>
          </table:table-cell>
          <table:table-cell table:style-name="ce2" office:value-type="string">
            <text:p>dmg</text:p>
          </table:table-cell>
          <table:table-cell table:style-name="ce2" office:value-type="string">
            <text:p>exp related</text:p>
          </table:table-cell>
          <table:table-cell office:value-type="string">
            <text:p>alignment</text:p>
          </table:table-cell>
          <table:table-cell office:value-type="float" office:value="4000">
            <text:p>4000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pells</text:p>
          </table:table-cell>
          <table:table-cell office:value-type="string">
            <text:p>weapons</text:p>
          </table:table-cell>
          <table:table-cell office:value-type="string">
            <text:p>armor</text:p>
          </table:table-cell>
          <table:table-cell office:value-type="string">
            <text:p>treasu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6Ch</text:p>
          </table:table-cell>
          <table:table-cell office:value-type="float" office:value="364">
            <text:p>364</text:p>
          </table:table-cell>
          <table:table-cell office:value-type="string">
            <text:p>acid slug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ADh</text:p>
          </table:table-cell>
          <table:table-cell office:value-type="float" office:value="429">
            <text:p>429</text:p>
          </table:table-cell>
          <table:table-cell office:value-type="string">
            <text:p>alligator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10</text:p>
          </table:table-cell>
          <table:table-cell office:value-type="float" office:value="6">
            <text:p>6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ABh</text:p>
          </table:table-cell>
          <table:table-cell office:value-type="float" office:value="427">
            <text:p>427</text:p>
          </table:table-cell>
          <table:table-cell office:value-type="string">
            <text:p>giant ant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8</text:p>
          </table:table-cell>
          <table:table-cell office:value-type="float" office:value="3">
            <text:p>3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9Ah</text:p>
          </table:table-cell>
          <table:table-cell office:value-type="float" office:value="410">
            <text:p>410</text:p>
          </table:table-cell>
          <table:table-cell office:value-type="string">
            <text:p>Avatar</text:p>
          </table:table-cell>
          <table:table-cell table:number-columns-repeated="3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goo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58h</text:p>
          </table:table-cell>
          <table:table-cell office:value-type="float" office:value="344">
            <text:p>344</text:p>
          </table:table-cell>
          <table:table-cell office:value-type="string">
            <text:p>giant ba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6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80h</text:p>
          </table:table-cell>
          <table:table-cell office:value-type="float" office:value="384">
            <text:p>384</text:p>
          </table:table-cell>
          <table:table-cell office:value-type="string">
            <text:p>peasant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6h 22h <text:s/>(club, dagger)</text:p>
          </table:table-cell>
          <table:table-cell office:value-type="string">
            <text:p>0B9h <text:s/>(cloth)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164h</text:p>
          </table:table-cell>
          <table:table-cell office:value-type="float" office:value="356">
            <text:p>356</text:p>
          </table:table-cell>
          <table:table-cell office:value-type="string">
            <text:p>bird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7Dh</text:p>
          </table:table-cell>
          <table:table-cell office:value-type="float" office:value="381">
            <text:p>381</text:p>
          </table:table-cell>
          <table:table-cell office:value-type="string">
            <text:p>child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65h</text:p>
          </table:table-cell>
          <table:table-cell office:value-type="float" office:value="357">
            <text:p>357</text:p>
          </table:table-cell>
          <table:table-cell office:value-type="string">
            <text:p>corpser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15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ACh</text:p>
          </table:table-cell>
          <table:table-cell office:value-type="float" office:value="428">
            <text:p>428</text:p>
          </table:table-cell>
          <table:table-cell office:value-type="string">
            <text:p>cow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81h <text:s/>(portion of meat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A8h</text:p>
          </table:table-cell>
          <table:table-cell office:value-type="float" office:value="424">
            <text:p>424</text:p>
          </table:table-cell>
          <table:table-cell office:value-type="string">
            <text:p>cyclops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20</text:p>
          </table:table-cell>
          <table:table-cell office:value-type="float" office:value="4">
            <text:p>4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Ch 21h 22h <text:s/>(two-handed hammer, sling, club)</text:p>
          </table:table-cell>
          <table:table-cell office:value-type="string">
            <text:p>14h 3 0Dh <text:s/>(scale mail, iron helm, spiked shield)</text:p>
          </table:table-cell>
          <table:table-cell office:value-type="string">
            <text:p>62h <text:s/>(open chest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16Fh</text:p>
          </table:table-cell>
          <table:table-cell office:value-type="float" office:value="367">
            <text:p>367</text:p>
          </table:table-cell>
          <table:table-cell office:value-type="string">
            <text:p>daemon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20</text:p>
          </table:table-cell>
          <table:table-cell office:value-type="float" office:value="10">
            <text:p>10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7 128 34 80 <text:s/>(magic arrow, unknown, fireball, charm)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15Eh</text:p>
          </table:table-cell>
          <table:table-cell office:value-type="float" office:value="350">
            <text:p>350</text:p>
          </table:table-cell>
          <table:table-cell office:value-type="string">
            <text:p>deer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3"/>
          <table:table-cell office:value-type="string">
            <text:p>81h <text:s/>(portion of meat)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15Dh</text:p>
          </table:table-cell>
          <table:table-cell office:value-type="float" office:value="349">
            <text:p>349</text:p>
          </table:table-cell>
          <table:table-cell office:value-type="string">
            <text:p>dog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19Bh</text:p>
          </table:table-cell>
          <table:table-cell office:value-type="float" office:value="411">
            <text:p>411</text:p>
          </table:table-cell>
          <table:table-cell office:value-type="string">
            <text:p>drago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string">
            <text:p>30</text:p>
          </table:table-cell>
          <table:table-cell office:value-type="float" office:value="12">
            <text:p>12</text:p>
          </table:table-cell>
          <table:table-cell office:value-type="string">
            <text:p>evi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4 83 68 96 119 <text:s/>(fireball, flame wind, lightning, chain bolt, summon)</text:p>
          </table:table-cell>
          <table:table-cell table:number-columns-repeated="2"/>
          <table:table-cell office:value-type="string">
            <text:p>62h 58h 58h <text:s/>(open chest, gold coin, gold coin)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71h</text:p>
          </table:table-cell>
          <table:table-cell office:value-type="float" office:value="369">
            <text:p>369</text:p>
          </table:table-cell>
          <table:table-cell office:value-type="string">
            <text:p>drake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10</text:p>
          </table:table-cell>
          <table:table-cell office:value-type="float" office:value="4">
            <text:p>4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4 68 <text:s/>(fireball, lightning)</text:p>
          </table:table-cell>
          <table:table-cell table:number-columns-repeated="2"/>
          <table:table-cell office:value-type="string">
            <text:p>58h 58h <text:s/>(gold coin, gold coin)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183h</text:p>
          </table:table-cell>
          <table:table-cell office:value-type="float" office:value="387">
            <text:p>387</text:p>
          </table:table-cell>
          <table:table-cell office:value-type="string">
            <text:p>woman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6h <text:s/>(dagger)</text:p>
          </table:table-cell>
          <table:table-cell office:value-type="string">
            <text:p>0B9h <text:s/>(cloth)</text:p>
          </table:table-cell>
          <table:table-cell office:value-type="string">
            <text:p>58h <text:s/>(gold coin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181h</text:p>
          </table:table-cell>
          <table:table-cell office:value-type="float" office:value="385">
            <text:p>385</text:p>
          </table:table-cell>
          <table:table-cell office:value-type="string">
            <text:p>farmer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69h 65h <text:s/>(hoe, pitchfork)</text:p>
          </table:table-cell>
          <table:table-cell office:value-type="string">
            <text:p>11h <text:s/>(cloth armour)</text:p>
          </table:table-cell>
          <table:table-cell office:value-type="string">
            <text:p>58h <text:s/>(gold coin)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178h</text:p>
          </table:table-cell>
          <table:table-cell office:value-type="float" office:value="376">
            <text:p>376</text:p>
          </table:table-cell>
          <table:table-cell office:value-type="string">
            <text:p>fighter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6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Bh 2Ah <text:s/>(sword, crossbow)</text:p>
          </table:table-cell>
          <table:table-cell office:value-type="string">
            <text:p>15h 0Ah 3 16h <text:s/>(chain mail, curved heater, iron helm, plate mail)</text:p>
          </table:table-cell>
          <table:table-cell office:value-type="string">
            <text:p>58h 58h <text:s/>(gold coin, gold coin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6Ah</text:p>
          </table:table-cell>
          <table:table-cell office:value-type="float" office:value="362">
            <text:p>362</text:p>
          </table:table-cell>
          <table:table-cell office:value-type="string">
            <text:p>gargoyle ldr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string">
            <text:p>6</text:p>
          </table:table-cell>
          <table:table-cell office:value-type="float" office:value="5">
            <text:p>5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8 65 69 <text:s/>(lightning, explosion, Paralyze)</text:p>
          </table:table-cell>
          <table:table-cell office:value-type="string">
            <text:p>2Eh 29h 2Fh 31h <text:s/>(two-handed sword, bow, halberd, boomerang)</text:p>
          </table:table-cell>
          <table:table-cell office:value-type="string">
            <text:p>12h 1 <text:s/>(leather armor, leather helm)</text:p>
          </table:table-cell>
          <table:table-cell office:value-type="string">
            <text:p>3Ah <text:s/>(spell)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6Bh</text:p>
          </table:table-cell>
          <table:table-cell office:value-type="float" office:value="363">
            <text:p>363</text:p>
          </table:table-cell>
          <table:table-cell office:value-type="string">
            <text:p>gargoyle wkr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15</text:p>
          </table:table-cell>
          <table:table-cell office:value-type="float" office:value="10">
            <text:p>10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2h 31h 25h <text:s/>(club, boomerang, throwing axe)</text:p>
          </table:table-cell>
          <table:table-cell office:value-type="string">
            <text:p>1 9 12h 14h <text:s/>(leather helm, wooden shield, leather armor, scale mail)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163h</text:p>
          </table:table-cell>
          <table:table-cell office:value-type="float" office:value="355">
            <text:p>355</text:p>
          </table:table-cell>
          <table:table-cell office:value-type="string">
            <text:p>gaz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evi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 68 80 <text:s/>(sleep, lightning, charm)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160h</text:p>
          </table:table-cell>
          <table:table-cell office:value-type="float" office:value="352">
            <text:p>352</text:p>
          </table:table-cell>
          <table:table-cell office:value-type="string">
            <text:p>ghos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12</text:p>
          </table:table-cell>
          <table:table-cell office:value-type="float" office:value="0">
            <text:p>0</text:p>
          </table:table-cell>
          <table:table-cell office:value-type="string">
            <text:p>evi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128 99 <text:s/>(unknown, fear)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161h</text:p>
          </table:table-cell>
          <table:table-cell office:value-type="float" office:value="353">
            <text:p>353</text:p>
          </table:table-cell>
          <table:table-cell office:value-type="string">
            <text:p>gremli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17Eh</text:p>
          </table:table-cell>
          <table:table-cell office:value-type="float" office:value="382">
            <text:p>382</text:p>
          </table:table-cell>
          <table:table-cell office:value-type="string">
            <text:p>guard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8</text:p>
          </table:table-cell>
          <table:table-cell office:value-type="float" office:value="0">
            <text:p>0</text:p>
          </table:table-cell>
          <table:table-cell office:value-type="string">
            <text:p>evil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5Ah 50h <text:s/>(torch, fire wand)</text:p>
          </table:table-cell>
          <table:table-cell office:value-type="string">
            <text:p>16h 0Ah 3 <text:s/>(plate mail, curved heater, iron helm)</text:p>
          </table:table-cell>
          <table:table-cell office:value-type="string">
            <text:p>62h <text:s/>(open chest)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172h</text:p>
          </table:table-cell>
          <table:table-cell office:value-type="float" office:value="370">
            <text:p>370</text:p>
          </table:table-cell>
          <table:table-cell office:value-type="string">
            <text:p>headless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12</text:p>
          </table:table-cell>
          <table:table-cell office:value-type="float" office:value="2">
            <text:p>2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2h 24h <text:s/>(club, spear)</text:p>
          </table:table-cell>
          <table:table-cell office:value-type="string">
            <text:p>11h 9 <text:s/>(cloth armour, wooden shield)</text:p>
          </table:table-cell>
          <table:table-cell office:value-type="string">
            <text:p>58h <text:s/>(gold coin)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1AEh</text:p>
          </table:table-cell>
          <table:table-cell office:value-type="float" office:value="430">
            <text:p>430</text:p>
          </table:table-cell>
          <table:table-cell office:value-type="string">
            <text:p>horse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1AFh</text:p>
          </table:table-cell>
          <table:table-cell office:value-type="float" office:value="431">
            <text:p>431</text:p>
          </table:table-cell>
          <table:table-cell office:value-type="string">
            <text:p>horse with rider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76h</text:p>
          </table:table-cell>
          <table:table-cell office:value-type="float" office:value="374">
            <text:p>374</text:p>
          </table:table-cell>
          <table:table-cell office:value-type="string">
            <text:p>hydra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5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9 96 98 68 <text:s/>(paralyze, chain bolt, energy wind, lightning)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157h</text:p>
          </table:table-cell>
          <table:table-cell office:value-type="float" office:value="343">
            <text:p>343</text:p>
          </table:table-cell>
          <table:table-cell office:value-type="string">
            <text:p>insects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17Fh</text:p>
          </table:table-cell>
          <table:table-cell office:value-type="float" office:value="383">
            <text:p>383</text:p>
          </table:table-cell>
          <table:table-cell office:value-type="string">
            <text:p>jester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6h 21h <text:s/>(dagger, sling)</text:p>
          </table:table-cell>
          <table:table-cell office:value-type="string">
            <text:p>11h <text:s/>(cloth armour)</text:p>
          </table:table-cell>
          <table:table-cell office:value-type="string">
            <text:p>58h <text:s/>(gold coin)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199h</text:p>
          </table:table-cell>
          <table:table-cell office:value-type="float" office:value="409">
            <text:p>409</text:p>
          </table:table-cell>
          <table:table-cell office:value-type="string">
            <text:p>Lord British</text:p>
          </table:table-cell>
          <table:table-cell table:number-columns-repeated="3"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string">
            <text:p>255</text:p>
          </table:table-cell>
          <table:table-cell office:value-type="float" office:value="30">
            <text:p>30</text:p>
          </table:table-cell>
          <table:table-cell office:value-type="string">
            <text:p>good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182h</text:p>
          </table:table-cell>
          <table:table-cell office:value-type="float" office:value="386">
            <text:p>386</text:p>
          </table:table-cell>
          <table:table-cell office:value-type="string">
            <text:p>musician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9h 21h 2Bh <text:s/>(bow, sling, sword)</text:p>
          </table:table-cell>
          <table:table-cell office:value-type="string">
            <text:p>13h 1 9 <text:s/>(ring mail, leather helm, wooden shield)</text:p>
          </table:table-cell>
          <table:table-cell office:value-type="string">
            <text:p>58h 9Eh <text:s/>(gold coin, lute)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17Ah</text:p>
          </table:table-cell>
          <table:table-cell office:value-type="float" office:value="378">
            <text:p>378</text:p>
          </table:table-cell>
          <table:table-cell office:value-type="string">
            <text:p>mage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evil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7 34 20 49 68 80 69 83 <text:s/>(magic arrow, fireball, sleep, conjure, lightning, charm, paralyze, flame wind)</text:p>
          </table:table-cell>
          <table:table-cell office:value-type="string">
            <text:p>26h <text:s/>(dagger)</text:p>
          </table:table-cell>
          <table:table-cell office:value-type="string">
            <text:p>11h 1 <text:s/>(cloth armour, leather helm)</text:p>
          </table:table-cell>
          <table:table-cell office:value-type="string">
            <text:p>3Ah 62h 58h <text:s/>(spell, open chest, gold coin)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17Ch</text:p>
          </table:table-cell>
          <table:table-cell office:value-type="float" office:value="380">
            <text:p>380</text:p>
          </table:table-cell>
          <table:table-cell office:value-type="string">
            <text:p>merchant</text:p>
          </table:table-cell>
          <table:table-cell table:number-columns-repeated="2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evil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6h 2Bh <text:s/>(dagger, sword)</text:p>
          </table:table-cell>
          <table:table-cell office:value-type="string">
            <text:p>11h 1 <text:s/>(cloth armour, leather helm)</text:p>
          </table:table-cell>
          <table:table-cell office:value-type="string">
            <text:p>58h <text:s/>(gold coin)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62h</text:p>
          </table:table-cell>
          <table:table-cell office:value-type="float" office:value="98">
            <text:p>98</text:p>
          </table:table-cell>
          <table:table-cell office:value-type="string">
            <text:p>open chest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15</text:p>
          </table:table-cell>
          <table:table-cell office:value-type="float" office:value="5">
            <text:p>5</text:p>
          </table:table-cell>
          <table:table-cell office:value-type="string">
            <text:p>chaotic</text:p>
          </table:table-cell>
          <table:table-cell table:number-columns-repeated="7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8 80 <text:s/>(poison, charm)</text:p>
          </table:table-cell>
          <table:table-cell table:number-columns-repeated="2"/>
          <table:table-cell office:value-type="string">
            <text:p>62h 62h <text:s/>(open chest, open chest)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174h</text:p>
          </table:table-cell>
          <table:table-cell office:value-type="float" office:value="372">
            <text:p>372</text:p>
          </table:table-cell>
          <table:table-cell office:value-type="string">
            <text:p>mongbat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20</text:p>
          </table:table-cell>
          <table:table-cell office:value-type="float" office:value="4">
            <text:p>4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8" office:value-type="float" office:value="0">
            <text:p>0</text:p>
          </table:table-cell>
          <table:table-cell/>
          <table:table-cell office:value-type="string">
            <text:p>26h 2Bh 24h 25h <text:s/>(dagger, sword, spear, throwing axe)</text:p>
          </table:table-cell>
          <table:table-cell office:value-type="string">
            <text:p>9 11h 12h <text:s/>(wooden shield, cloth armour, leather armor)</text:p>
          </table:table-cell>
          <table:table-cell office:value-type="string">
            <text:p>62h 58h <text:s/>(open chest, gold coin)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162h</text:p>
          </table:table-cell>
          <table:table-cell office:value-type="float" office:value="354">
            <text:p>354</text:p>
          </table:table-cell>
          <table:table-cell office:value-type="string">
            <text:p>mouse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167h</text:p>
          </table:table-cell>
          <table:table-cell office:value-type="float" office:value="359">
            <text:p>359</text:p>
          </table:table-cell>
          <table:table-cell office:value-type="string">
            <text:p>rabbi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156h</text:p>
          </table:table-cell>
          <table:table-cell office:value-type="float" office:value="342">
            <text:p>342</text:p>
          </table:table-cell>
          <table:table-cell office:value-type="string">
            <text:p>giant rat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6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15Bh</text:p>
          </table:table-cell>
          <table:table-cell office:value-type="float" office:value="347">
            <text:p>347</text:p>
          </table:table-cell>
          <table:table-cell office:value-type="string">
            <text:p>reaper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string">
            <text:p>20</text:p>
          </table:table-cell>
          <table:table-cell office:value-type="float" office:value="4">
            <text:p>4</text:p>
          </table:table-cell>
          <table:table-cell office:value-type="string">
            <text:p>chaotic</text:p>
          </table:table-cell>
          <table:table-cell table:number-columns-repeated="7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7 80 66 68 <text:s/>(magic arrow, charm, insect swarm, lightning)</text:p>
          </table:table-cell>
          <table:table-cell table:number-columns-repeated="2"/>
          <table:table-cell office:value-type="string">
            <text:p>3Ah 58h <text:s/>(spell, gold coin)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168h</text:p>
          </table:table-cell>
          <table:table-cell office:value-type="float" office:value="360">
            <text:p>360</text:p>
          </table:table-cell>
          <table:table-cell office:value-type="string">
            <text:p>rot worm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AAh</text:p>
          </table:table-cell>
          <table:table-cell office:value-type="float" office:value="426">
            <text:p>426</text:p>
          </table:table-cell>
          <table:table-cell office:value-type="string">
            <text:p>giant scorpion</text:p>
          </table:table-cell>
          <table:table-cell table:number-columns-repeated="2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8</text:p>
          </table:table-cell>
          <table:table-cell office:value-type="float" office:value="3">
            <text:p>3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15Ah</text:p>
          </table:table-cell>
          <table:table-cell office:value-type="float" office:value="346">
            <text:p>346</text:p>
          </table:table-cell>
          <table:table-cell office:value-type="string">
            <text:p>sea serpent</text:p>
          </table:table-cell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>
            <text:p>30</text:p>
          </table:table-cell>
          <table:table-cell office:value-type="float" office:value="2">
            <text:p>2</text:p>
          </table:table-cell>
          <table:table-cell office:value-type="string">
            <text:p>evil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34 83 51 <text:s/>(fireball, flame wind, fire field)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5Ch</text:p>
          </table:table-cell>
          <table:table-cell office:value-type="float" office:value="348">
            <text:p>348</text:p>
          </table:table-cell>
          <table:table-cell office:value-type="string">
            <text:p>shee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3"/>
          <table:table-cell office:value-type="string">
            <text:p>81h <text:s/>(portion of meat)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19Ch</text:p>
          </table:table-cell>
          <table:table-cell office:value-type="float" office:value="412">
            <text:p>412</text:p>
          </table:table-cell>
          <table:table-cell office:value-type="string">
            <text:p>ship</text:p>
          </table:table-cell>
          <table:table-cell table:number-columns-repeated="4" office:value-type="float" office:value="30">
            <text:p>30</text:p>
          </table:table-cell>
          <table:table-cell office:value-type="string">
            <text:p>30</text:p>
          </table:table-cell>
          <table:table-cell office:value-type="float" office:value="30">
            <text:p>30</text:p>
          </table:table-cell>
          <table:table-cell office:value-type="string">
            <text:p>chaoti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19Dh</text:p>
          </table:table-cell>
          <table:table-cell office:value-type="float" office:value="413">
            <text:p>413</text:p>
          </table:table-cell>
          <table:table-cell office:value-type="string">
            <text:p>silver serpent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60</text:p>
          </table:table-cell>
          <table:table-cell office:value-type="float" office:value="15">
            <text:p>15</text:p>
          </table:table-cell>
          <table:table-cell office:value-type="string">
            <text:p>chaot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170h</text:p>
          </table:table-cell>
          <table:table-cell office:value-type="float" office:value="368">
            <text:p>368</text:p>
          </table:table-cell>
          <table:table-cell office:value-type="string">
            <text:p>skeleton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6</text:p>
          </table:table-cell>
          <table:table-cell office:value-type="float" office:value="0">
            <text:p>0</text:p>
          </table:table-cell>
          <table:table-cell office:value-type="string">
            <text:p>evil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string">
            <text:p>2Bh 24h 25h 29h 26h <text:s/>(sword, spear, throwing axe, bow, dagger)</text:p>
          </table:table-cell>
          <table:table-cell office:value-type="string">
            <text:p>9 1 <text:s/>(wooden shield, leather helm)</text:p>
          </table:table-cell>
          <table:table-cell office:value-type="string">
            <text:p>58h <text:s/>(gold coin)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177h</text:p>
          </table:table-cell>
          <table:table-cell office:value-type="float" office:value="375">
            <text:p>375</text:p>
          </table:table-cell>
          <table:table-cell office:value-type="string">
            <text:p>slime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166h</text:p>
          </table:table-cell>
          <table:table-cell office:value-type="float" office:value="358">
            <text:p>358</text:p>
          </table:table-cell>
          <table:table-cell office:value-type="string">
            <text:p>snak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169h</text:p>
          </table:table-cell>
          <table:table-cell office:value-type="float" office:value="361">
            <text:p>361</text:p>
          </table:table-cell>
          <table:table-cell office:value-type="string">
            <text:p>giant spider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8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9 <text:s/>(web)</text:p>
          </table:table-cell>
          <table:table-cell table:number-columns-repeated="2"/>
          <table:table-cell office:value-type="string">
            <text:p>81h <text:s/>(portion of meat)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159h</text:p>
          </table:table-cell>
          <table:table-cell office:value-type="float" office:value="345">
            <text:p>345</text:p>
          </table:table-cell>
          <table:table-cell office:value-type="string">
            <text:p>giant squid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20</text:p>
          </table:table-cell>
          <table:table-cell office:value-type="float" office:value="0">
            <text:p>0</text:p>
          </table:table-cell>
          <table:table-cell office:value-type="string">
            <text:p>evil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7 68 <text:s/>(magic arrow, lightning)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179h</text:p>
          </table:table-cell>
          <table:table-cell office:value-type="float" office:value="377">
            <text:p>377</text:p>
          </table:table-cell>
          <table:table-cell office:value-type="string">
            <text:p>swashbuckler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Bh 29h 21h <text:s/>(sword, bow, sling)</text:p>
          </table:table-cell>
          <table:table-cell office:value-type="string">
            <text:p>13h 1 9 <text:s/>(ring mail, leather helm, wooden shield)</text:p>
          </table:table-cell>
          <table:table-cell office:value-type="string">
            <text:p>58h 58h <text:s/>(gold coin, gold coin)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16Eh</text:p>
          </table:table-cell>
          <table:table-cell office:value-type="float" office:value="366">
            <text:p>366</text:p>
          </table:table-cell>
          <table:table-cell office:value-type="string">
            <text:p>tangle vin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1</text:p>
          </table:table-cell>
          <table:table-cell office:value-type="float" office:value="4">
            <text:p>4</text:p>
          </table:table-cell>
          <table:table-cell office:value-type="string">
            <text:p>chaotic</text:p>
          </table:table-cell>
          <table:table-cell table:number-columns-repeated="7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73h</text:p>
          </table:table-cell>
          <table:table-cell office:value-type="float" office:value="371">
            <text:p>371</text:p>
          </table:table-cell>
          <table:table-cell office:value-type="string">
            <text:p>troll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6</text:p>
          </table:table-cell>
          <table:table-cell office:value-type="float" office:value="4">
            <text:p>4</text:p>
          </table:table-cell>
          <table:table-cell office:value-type="string">
            <text:p>ev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5h 24h 2Bh 29h 22h <text:s/>(throwing axe, spear, sword, bow, club)</text:p>
          </table:table-cell>
          <table:table-cell office:value-type="string">
            <text:p>9 12h 1 13h <text:s/>(wooden shield, leather armor, leather helm, ring mail)</text:p>
          </table:table-cell>
          <table:table-cell office:value-type="string">
            <text:p>62h 58h 58h <text:s/>(open chest, gold coin, gold coin)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17Bh</text:p>
          </table:table-cell>
          <table:table-cell office:value-type="float" office:value="379">
            <text:p>379</text:p>
          </table:table-cell>
          <table:table-cell office:value-type="string">
            <text:p>villager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2Bh 21h <text:s/>(sword, sling)</text:p>
          </table:table-cell>
          <table:table-cell office:value-type="string">
            <text:p>11h <text:s/>(cloth armour)</text:p>
          </table:table-cell>
          <table:table-cell office:value-type="string">
            <text:p>58h <text:s/>(gold coin)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175h</text:p>
          </table:table-cell>
          <table:table-cell office:value-type="float" office:value="373">
            <text:p>373</text:p>
          </table:table-cell>
          <table:table-cell office:value-type="string">
            <text:p>wisp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 69 129 <text:s/>(sleep, paralyse, unknown)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15Fh</text:p>
          </table:table-cell>
          <table:table-cell office:value-type="float" office:value="351">
            <text:p>351</text:p>
          </table:table-cell>
          <table:table-cell office:value-type="string">
            <text:p>wolf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16Dh</text:p>
          </table:table-cell>
          <table:table-cell office:value-type="float" office:value="365">
            <text:p>365</text:p>
          </table:table-cell>
          <table:table-cell office:value-type="string">
            <text:p>tangle vi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1</text:p>
          </table:table-cell>
          <table:table-cell office:value-type="float" office:value="4">
            <text:p>4</text:p>
          </table:table-cell>
          <table:table-cell office:value-type="string">
            <text:p>chaotic</text:p>
          </table:table-cell>
          <table:table-cell table:number-columns-repeated="7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 <text:s/>(sleep)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9Eh</text:p>
          </table:table-cell>
          <table:table-cell office:value-type="float" office:value="414">
            <text:p>414</text:p>
          </table:table-cell>
          <table:table-cell office:value-type="string">
            <text:p>skiff</text:p>
          </table:table-cell>
          <table:table-cell table:number-columns-repeated="4" office:value-type="float" office:value="20">
            <text:p>20</text:p>
          </table:table-cell>
          <table:table-cell office:value-type="string">
            <text:p>20</text:p>
          </table:table-cell>
          <table:table-cell office:value-type="float" office:value="20">
            <text:p>20</text:p>
          </table:table-cell>
          <table:table-cell office:value-type="string">
            <text:p>chaoti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19Fh</text:p>
          </table:table-cell>
          <table:table-cell office:value-type="float" office:value="415">
            <text:p>415</text:p>
          </table:table-cell>
          <table:table-cell office:value-type="string">
            <text:p>raft</text:p>
          </table:table-cell>
          <table:table-cell table:number-columns-repeated="4" office:value-type="float" office:value="10">
            <text:p>10</text:p>
          </table:table-cell>
          <table:table-cell office:value-type="string">
            <text:p>10</text:p>
          </table:table-cell>
          <table:table-cell office:value-type="float" office:value="10">
            <text:p>10</text:p>
          </table:table-cell>
          <table:table-cell office:value-type="string">
            <text:p>chaoti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1A7h</text:p>
          </table:table-cell>
          <table:table-cell office:value-type="float" office:value="423">
            <text:p>423</text:p>
          </table:table-cell>
          <table:table-cell office:value-type="string">
            <text:p>balloon</text:p>
          </table:table-cell>
          <table:table-cell table:number-columns-repeated="4" office:value-type="float" office:value="10">
            <text:p>10</text:p>
          </table:table-cell>
          <table:table-cell office:value-type="string">
            <text:p>10</text:p>
          </table:table-cell>
          <table:table-cell office:value-type="float" office:value="10">
            <text:p>10</text:p>
          </table:table-cell>
          <table:table-cell office:value-type="string">
            <text:p>chaoti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184h</text:p>
          </table:table-cell>
          <table:table-cell office:value-type="float" office:value="388">
            <text:p>388</text:p>
          </table:table-cell>
          <table:table-cell office:value-type="string">
            <text:p>cat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eu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107h</text:p>
          </table:table-cell>
          <table:table-cell office:value-type="float" office:value="263">
            <text:p>263</text:p>
          </table:table-cell>
          <table:table-cell office:value-type="string">
            <text:p>stocks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chaoti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2" table:number-rows-repeated="65470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V1:Sheet1.V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3">13/06/2009</text:date>, <text:time>22:2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02T16:05:45</meta:creation-date>
    <dc:date>2009-06-13T22:25:58</dc:date>
    <dc:language>en-AU</dc:language>
    <meta:editing-cycles>11</meta:editing-cycles>
    <meta:editing-duration>PT42H33M14S</meta:editing-duration>
    <dc:creator>Eric Fry</dc:creator>
    <meta:document-statistic meta:table-count="3" meta:cell-count="1767" meta:object-count="0"/>
    <meta:user-defined meta:name="Info 1"/>
    <meta:user-defined meta:name="Info 2"/>
    <meta:user-defined meta:name="Info 3"/>
    <meta:user-defined meta:name="Info 4"/>
  </office:meta>
</office:document-meta>
</file>